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ds_all_location_lstm_metrics" table:style-name="ta1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0126953125" calcext:value-type="float">
            <text:p>0.30126953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09228515625" calcext:value-type="float">
            <text:p>0.09228515625</text:p>
          </table:table-cell>
          <table:table-cell office:value-type="float" office:value="-1" calcext:value-type="float">
            <text:p>-1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7724609375" calcext:value-type="float">
            <text:p>0.677246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4697265625" calcext:value-type="float">
            <text:p>0.46972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9697265625" calcext:value-type="float">
            <text:p>0.96972656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-1" calcext:value-type="float">
            <text:p>-1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4:49:29.763936999</dc:date>
    <meta:editing-duration>PT29M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